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000000150690953B8D227AC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8.301cm" draw:z-index="0"><draw:image xlink:href="Pictures/10000000000002B000000150690953B8D227A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9M16S</meta:editing-duration>
    <meta:editing-cycles>3</meta:editing-cycles>
    <meta:generator>LibreOffice/5.3.0.3$Windows_X86_64 LibreOffice_project/7074905676c47b82bbcfbea1aeefc84afe1c50e1</meta:generator>
    <dc:date>2018-07-10T23:48:38.777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